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b8caa" officeooo:paragraph-rsid="000b8caa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b8caa" officeooo:paragraph-rsid="000b8ca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0000" fo:font-size="32pt" officeooo:rsid="000b8caa" officeooo:paragraph-rsid="000b8caa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ff0000" fo:font-size="40pt" officeooo:rsid="000b8caa" officeooo:paragraph-rsid="000b8caa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Mukti Narrow" fo:font-size="88pt" style:text-underline-style="solid" style:text-underline-width="auto" style:text-underline-color="font-color" officeooo:rsid="000b8caa" officeooo:paragraph-rsid="000b8caa" style:font-size-asian="88pt" style:font-size-complex="88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d001f" officeooo:paragraph-rsid="000d001f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officeooo:rsid="000d001f" officeooo:paragraph-rsid="000d001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0c8e61" officeooo:paragraph-rsid="000c8e61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ff0000" fo:font-size="32pt" officeooo:rsid="000c8e61" officeooo:paragraph-rsid="000c8e61" style:font-size-asian="28pt" style:font-size-complex="32pt"/>
    </style:style>
    <style:style style:name="P10" style:family="paragraph" style:parent-style-name="Standard">
      <style:paragraph-properties fo:text-align="start" style:justify-single-word="false"/>
      <style:text-properties fo:color="#ff0000" fo:font-size="14pt" officeooo:rsid="000c8e61" officeooo:paragraph-rsid="000c8e61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fo:font-size="14pt" officeooo:rsid="000c8e61" officeooo:paragraph-rsid="000c8e61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fo:font-size="14pt" officeooo:rsid="000d001f" officeooo:paragraph-rsid="000d001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fo:font-size="20pt" officeooo:rsid="000d001f" officeooo:paragraph-rsid="000d001f" style:font-size-asian="17.5pt" style:font-size-complex="20pt"/>
    </style:style>
    <style:style style:name="P14" style:family="paragraph" style:parent-style-name="Standard">
      <style:paragraph-properties fo:text-align="start" style:justify-single-word="false"/>
      <style:text-properties fo:color="#0000ff" fo:font-size="20pt" officeooo:rsid="000c8e61" officeooo:paragraph-rsid="000c8e61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color="#0000ff" fo:font-size="20pt" officeooo:rsid="000d001f" officeooo:paragraph-rsid="000d001f" style:font-size-asian="17.5pt" style:font-size-complex="20pt"/>
    </style:style>
    <style:style style:name="P16" style:family="paragraph" style:parent-style-name="Standard">
      <style:paragraph-properties fo:text-align="start" style:justify-single-word="false"/>
      <style:text-properties fo:color="#0000ff" fo:font-size="20pt" officeooo:rsid="000d001f" officeooo:paragraph-rsid="000d001f" style:font-size-asian="20pt" style:font-size-complex="20pt"/>
    </style:style>
    <style:style style:name="T1" style:family="text">
      <style:text-properties officeooo:rsid="000e15b1"/>
    </style:style>
    <style:style style:name="T2" style:family="text">
      <style:text-properties officeooo:rsid="000f4a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alisation</text:p>
      <text:p text:style-name="P5">d'un </text:p>
      <text:p text:style-name="P5">Tamagotch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RNANDEZ Dyla</text:p>
      <text:p text:style-name="P1">MAGHNOUJI Zakaria</text:p>
      <text:p text:style-name="P1">MISSICHINI Julien</text:p>
      <text:p text:style-name="P1">License 3 </text:p>
      <text:p text:style-name="P1"><text:soft-page-break/></text:p>
      <text:p text:style-name="P4">SOMMAIRE</text:p>
      <text:p text:style-name="P1"/>
      <text:p text:style-name="P2">- Equipe de Projet</text:p>
      <text:p text:style-name="P1"/>
      <text:p text:style-name="P6">- Cahier des Charges</text:p>
      <text:p text:style-name="P6"/>
      <text:p text:style-name="P7"><text:tab/>- Description du Projet</text:p>
      <text:p text:style-name="P7"><text:tab/>- Implémentation</text:p>
      <text:p text:style-name="P7"><text:tab/>- Outils et Ressources</text:p>
      <text:p text:style-name="P7"><text:tab/>- Aperçu des Fonctionnalités du Tamagotchi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Equipe de Projet</text:p>
      <text:p text:style-name="P1"/>
      <text:p text:style-name="P1">- HERNANDEZ Dylan : Chef de projet</text:p>
      <text:p text:style-name="P1">- MAGHNOUJI Zakaria</text:p>
      <text:p text:style-name="P8">- MISSICHINI Julien</text:p>
      <text:p text:style-name="P8"/>
      <text:p text:style-name="P8"/>
      <text:p text:style-name="P9">Cahier des Charges</text:p>
      <text:p text:style-name="P10"/>
      <text:p text:style-name="P11"/>
      <text:p text:style-name="P14">Description du Projet :</text:p>
      <text:p text:style-name="P14"/>
      <text:p text:style-name="P11">Le projet a réalisé consiste à développer un jeu qui simule la vie d'un petit animal virtuel : un tamagotchi. L'utilisateur devra s'occuper de lui régulièrement pour qu'il puisse survivre dans de bonnes conditions. Il pourra notamment intervenir sur son environnement.</text:p>
      <text:p text:style-name="P11">Ce projet sera réalisé par notre groupe de 3 étudiants dans son ensemble (cahier des charges, méthodes de développement, spécifications techniques, modélisation UML, application...)</text:p>
      <text:p text:style-name="P11"/>
      <text:p text:style-name="P11"/>
      <text:p text:style-name="P15">Implémentation:</text:p>
      <text:p text:style-name="P15"/>
      <text:p text:style-name="P12">Notre application sera implémenté en C++ et pour l'interface graphique, on utilisera les bibliothèques SDL et GTK</text:p>
      <text:p text:style-name="P12"/>
      <text:p text:style-name="P12"/>
      <text:p text:style-name="P16">Outils et Ressources :</text:p>
      <text:p text:style-name="P16"/>
      <text:p text:style-name="P12">Pour réaliser ce projet, nous allons utilisé plusieurs outils et ressources que l'on va décrire si dessous :</text:p>
      <text:p text:style-name="P12"/>
      <text:p text:style-name="P12"/>
      <text:p text:style-name="P12">Tout d'abord les outils nécessaires au développement de ce projet sont :</text:p>
      <text:p text:style-name="P12"/>
      <text:p text:style-name="P12">- un editeur de texte</text:p>
      <text:p text:style-name="P12">- un compilateur c++</text:p>
      <text:p text:style-name="P12">- <text:s/>un générateur de documentation</text:p>
      <text:p text:style-name="P12">- un serveur de gestions des versions du projet</text:p>
      <text:p text:style-name="P12"><text:soft-page-break/></text:p>
      <text:p text:style-name="P12">Ces outils ne pourront être réalisé sans les outils suivants :</text:p>
      <text:p text:style-name="P12">- CodeBlocks IDE</text:p>
      <text:p text:style-name="P12">- Doxygen</text:p>
      <text:p text:style-name="P12"/>
      <text:p text:style-name="P12">Et au niveau des ressources nous allons utilisé :</text:p>
      <text:p text:style-name="P12">- la plate-forme Github qui gère les versions du projet et permet de partager nos fichiers.</text:p>
      <text:p text:style-name="P12"/>
      <text:p text:style-name="P13"/>
      <text:p text:style-name="P15">Aperçu des fonctionnalités du Tamagotchi :</text:p>
      <text:p text:style-name="P12"/>
      <text:p text:style-name="P12">. <text:span text:style-name="T1">Inteface Graphique de type fenêtre </text:span></text:p>
      <text:p text:style-name="P12"><text:span text:style-name="T1">. </text:span><text:span text:style-name="T2">Choix du Tamagotchi</text:span></text:p>
      <text:p text:style-name="P12"><text:span text:style-name="T2"><text:tab/>- Nom</text:span></text:p>
      <text:p text:style-name="P12"><text:span text:style-name="T2"><text:tab/>- Espèce</text:span></text:p>
      <text:p text:style-name="P12"><text:span text:style-name="T2">. Interaction avec le joueur</text:span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ukti Narrow" svg:font-family="'Mukti Narro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ssichini Julien</meta:initial-creator>
    <meta:creation-date>2014-10-08T13:20:50</meta:creation-date>
    <dc:date>2014-11-03T10:37:52</dc:date>
    <dc:creator>Missichini Julien</dc:creator>
    <meta:editing-duration>PT1H29M9S</meta:editing-duration>
    <meta:editing-cycles>5</meta:editing-cycles>
    <meta:generator>LibreOffice/4.0.2.2$Linux_x86 LibreOffice_project/400m0$Build-2</meta:generator>
    <meta:document-statistic meta:table-count="0" meta:image-count="0" meta:object-count="0" meta:page-count="4" meta:paragraph-count="43" meta:word-count="265" meta:character-count="1637" meta:non-whitespace-character-count="1403"/>
  </office:meta>
</office:document-meta>
</file>